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14pt" officeooo:paragraph-rsid="001da1a9" style:font-size-asian="14pt" style:font-size-complex="14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ru" fo:country="RU" officeooo:rsid="002205b6" officeooo:paragraph-rsid="002205b6" style:font-size-asian="14pt" style:font-size-complex="14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ru" fo:country="RU" fo:font-weight="bold" officeooo:rsid="002205b6" officeooo:paragraph-rsid="002205b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2205b6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1da1a9"/>
    </style:style>
    <style:style style:name="P6" style:family="paragraph" style:parent-style-name="Text_20_body">
      <style:paragraph-properties fo:margin-left="0cm" fo:margin-right="0cm" fo:line-height="115%" fo:text-indent="0cm" style:auto-text-indent="false"/>
      <style:text-properties fo:font-size="14pt" fo:language="uk" fo:country="UA" style:font-size-asian="14pt" style:font-size-complex="14pt"/>
    </style:style>
    <style:style style:name="P7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205b6" officeooo:paragraph-rsid="002610d2" style:font-size-asian="14pt" style:font-size-complex="14pt"/>
    </style:style>
    <style:style style:name="P8" style:family="paragraph" style:parent-style-name="Text_20_body">
      <style:paragraph-properties fo:text-align="justify" style:justify-single-word="false" style:writing-mode="lr-tb"/>
      <style:text-properties fo:font-size="14pt" fo:language="ru" fo:country="RU" officeooo:rsid="00246566" officeooo:paragraph-rsid="00246566" style:font-size-asian="14pt" style:font-size-complex="14pt"/>
    </style:style>
    <style:style style:name="P9" style:family="paragraph" style:parent-style-name="Text_20_body">
      <style:paragraph-properties fo:line-height="100%" fo:text-align="justify" style:justify-single-word="false" style:writing-mode="lr-tb"/>
      <style:text-properties officeooo:paragraph-rsid="00246566"/>
    </style:style>
    <style:style style:name="P10" style:family="paragraph" style:parent-style-name="Text_20_body">
      <style:paragraph-properties fo:margin-left="1.27cm" fo:margin-right="0cm" fo:line-height="115%" fo:text-indent="0cm" style:auto-text-indent="false"/>
      <style:text-properties fo:font-size="14pt" fo:language="uk" fo:country="UA" style:font-size-asian="14pt" style:font-size-complex="14pt"/>
    </style:style>
    <style:style style:name="P11" style:family="paragraph" style:parent-style-name="Text_20_body">
      <style:paragraph-properties fo:margin-left="1.27cm" fo:margin-right="0cm" fo:line-height="115%" fo:text-indent="0cm" style:auto-text-indent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Times New Roman1" fo:font-size="14pt" fo:language="uk" fo:country="UA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14" style:family="paragraph" style:parent-style-name="Text_20_body">
      <style:paragraph-properties fo:margin-left="1.27cm" fo:margin-right="0cm" fo:line-height="115%" fo:text-indent="-0.635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246566" style:font-size-asian="14pt" style:font-size-complex="14pt"/>
    </style:style>
    <style:style style:name="T5" style:family="text">
      <style:text-properties fo:font-size="14pt" fo:language="ru" fo:country="RU" officeooo:rsid="002610d2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color="#000000" style:font-name="Times New Roman" fo:font-size="14pt" fo:language="uk" fo:country="UA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language="uk" fo:country="UA" style:text-underline-style="none" fo:font-weight="bold" officeooo:rsid="001eec17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language="uk" fo:country="UA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language="uk" fo:country="UA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uk" fo:country="UA" style:text-underline-style="none" fo:font-weight="normal" officeooo:rsid="001eec17" fo:background-color="#ffffff" loext:char-shading-value="0" style:font-size-asian="14pt" style:font-weight-asian="normal" style:font-size-complex="14pt" style:font-weight-complex="normal"/>
    </style:style>
    <style:style style:name="T12" style:family="text">
      <style:text-properties fo:color="#000000" style:font-name="Times New Roman" fo:font-size="14pt" fo:language="uk" fo:country="UA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style:font-name="Times New Roman" fo:font-size="14pt" fo:language="uk" fo:country="UA" fo:font-style="italic" style:text-underline-style="none" fo:font-weight="bold" officeooo:rsid="00246566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language="uk" fo:country="UA" fo:font-style="normal" style:text-underline-style="none" fo:font-weight="bold" officeooo:rsid="0024656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style:font-name="Times New Roman" fo:font-size="14pt" fo:language="ru" fo:country="RU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style:font-name="Times New Roman" fo:font-size="14pt" fo:language="ru" fo:country="RU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18" style:family="text">
      <style:text-properties fo:color="#000000" style:font-name="Times New Roman" fo:font-size="14pt" style:text-underline-style="none" fo:font-weight="bold" fo:background-color="#ffffff" loext:char-shading-value="0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style:text-underline-style="none" fo:font-weight="bold" officeooo:rsid="002205b6" fo:background-color="#ffffff" loext:char-shading-value="0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1" style:family="text">
      <style:text-properties fo:color="#000000" style:font-name="Times New Roman" fo:font-size="14pt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Times New Roman" fo:font-size="14pt" fo:language="en" fo:country="U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style:font-name="Times New Roman" fo:font-size="14pt" fo:language="en" fo:country="U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es" fo:country="E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es" fo:country="ES" style:text-underline-style="none" fo:font-weight="normal" officeooo:rsid="002205b6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style:text-underline-style="none" fo:background-color="#ffffff" loext:char-shading-value="0"/>
    </style:style>
    <style:style style:name="T27" style:family="text">
      <style:text-properties fo:color="#000000" style:font-name="Times New Roman" style:text-underline-style="none" fo:font-weight="bold" fo:background-color="#ffffff" loext:char-shading-value="0" style:font-weight-asian="bold" style:font-weight-complex="bold"/>
    </style:style>
    <style:style style:name="T28" style:family="text">
      <style:text-properties fo:color="#000000" style:font-name="Times New Roman" style:text-underline-style="none" fo:font-weight="bold" officeooo:rsid="00246566" fo:background-color="#ffffff" loext:char-shading-value="0" style:font-weight-asian="bold" style:font-weight-complex="bold"/>
    </style:style>
    <style:style style:name="T29" style:family="text">
      <style:text-properties fo:color="#000000" style:font-name="Times New Roman" style:text-underline-style="none" fo:font-weight="normal" fo:background-color="#ffffff" loext:char-shading-value="0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0246566" fo:background-color="#ffffff" loext:char-shading-value="0" style:font-weight-asian="normal" style:font-weight-complex="normal"/>
    </style:style>
    <style:style style:name="T31" style:family="text">
      <style:text-properties fo:color="#000000" style:font-name="Times New Roman" fo:language="en" fo:country="US" style:text-underline-style="none" fo:font-weight="normal" fo:background-color="#ffffff" loext:char-shading-value="0" style:font-weight-asian="normal" style:font-weight-complex="normal"/>
    </style:style>
    <style:style style:name="T32" style:family="text">
      <style:text-properties fo:color="#000000" style:font-name="Times New Roman" fo:language="ru" fo:country="RU" style:text-underline-style="none" fo:font-weight="normal" officeooo:rsid="002205b6" fo:background-color="#ffffff" loext:char-shading-value="0" style:font-weight-asian="normal" style:font-weight-complex="normal"/>
    </style:style>
    <style:style style:name="T33" style:family="text">
      <style:text-properties fo:color="#000000" style:font-name="Times New Roman" fo:font-size="13.5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style:font-name="Times New Roman" fo:font-size="13.5pt" style:text-underline-style="none" fo:font-weight="normal" officeooo:rsid="00246566" fo:background-color="#ffffff" loext:char-shading-value="0" style:font-size-asian="14pt" style:font-weight-asian="normal" style:font-size-complex="14pt" style:font-weight-complex="normal"/>
    </style:style>
    <style:style style:name="T35" style:family="text">
      <style:text-properties fo:color="#000000" style:font-name="Times New Roman" fo:font-size="13.5pt" fo:language="uk" fo:country="UA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36" style:family="text">
      <style:text-properties fo:color="#000000" style:font-name="Times New Roman" fo:font-size="13.5pt" fo:language="uk" fo:country="UA" style:text-underline-style="none" fo:font-weight="bold" fo:background-color="#ffffff" loext:char-shading-value="0" style:font-size-asian="14pt" style:font-weight-asian="normal" style:font-size-complex="14pt" style:font-weight-complex="normal"/>
    </style:style>
    <style:style style:name="T37" style:family="text">
      <style:text-properties fo:color="#000000" style:font-name="Times New Roman" fo:font-size="13.5pt" fo:language="uk" fo:country="UA" fo:font-style="italic" style:text-underline-style="none" fo:font-weight="normal" officeooo:rsid="00246566" fo:background-color="#ffffff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0" style:font-name="Times New Roman" fo:font-size="13.5pt" fo:language="uk" fo:country="UA" fo:font-style="italic" style:text-underline-style="none" fo:font-weight="bold" officeooo:rsid="00246566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style:font-name="Times New Roman" fo:font-size="13.5pt" fo:language="en" fo:country="US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40" style:family="text">
      <style:text-properties fo:color="#000000" style:font-name="Times New Roman" fo:language="uk" fo:country="UA" style:text-underline-style="none" fo:font-weight="normal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uk" fo:country="UA" style:text-underline-style="none" fo:font-weight="normal" officeooo:rsid="002205b6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uk" fo:country="UA" style:text-underline-style="none" fo:font-weight="bold" fo:background-color="#ffffff" loext:char-shading-value="0" style:font-weight-asian="bold" style:font-weight-complex="bold"/>
    </style:style>
    <style:style style:name="T43" style:family="text">
      <style:text-properties fo:color="#000000" style:font-name="Times New Roman" fo:language="uk" fo:country="UA" style:text-underline-style="none" fo:font-weight="bold" officeooo:rsid="002205b6" fo:background-color="#ffffff" loext:char-shading-value="0" style:font-weight-asian="bold" style:font-weight-complex="bold"/>
    </style:style>
    <style:style style:name="T44" style:family="text">
      <style:text-properties fo:color="#000000" style:font-name="Times New Roman" fo:language="uk" fo:country="UA" style:text-underline-style="none" fo:font-weight="bold" fo:background-color="#ffffff" loext:char-shading-value="0" style:font-weight-asian="normal" style:font-weight-complex="normal"/>
    </style:style>
    <style:style style:name="T45" style:family="text">
      <style:text-properties fo:color="#000000" style:font-name="Times New Roman" fo:language="uk" fo:country="UA" fo:font-style="italic" style:text-underline-style="none" fo:font-weight="bold" officeooo:rsid="00246566" fo:background-color="#ffffff" loext:char-shading-value="0" style:font-weight-asian="bold" style:font-weight-complex="bold"/>
    </style:style>
    <style:style style:name="T46" style:family="text">
      <style:text-properties fo:color="#000000" style:font-name="Times New Roman" fo:language="es" fo:country="ES" style:text-underline-style="none" fo:font-weight="normal" fo:background-color="#ffffff" loext:char-shading-value="0" style:font-weight-asian="normal" style:font-weight-complex="normal"/>
    </style:style>
    <style:style style:name="T47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48" style:family="text">
      <style:text-properties fo:color="#000000" style:text-underline-style="none" fo:background-color="#ffffff" loext:char-shading-value="0"/>
    </style:style>
    <style:style style:name="T49" style:family="text">
      <style:text-properties fo:color="#000000" style:text-underline-style="solid" style:text-underline-width="auto" style:text-underline-color="font-color" fo:font-weight="normal" fo:background-color="#ffffff" loext:char-shading-value="0" style:font-weight-asian="normal" style:font-weight-complex="normal"/>
    </style:style>
    <style:style style:name="T50" style:family="text">
      <style:text-properties fo:color="#000000" fo:language="en" fo:country="US" style:text-underline-style="none" fo:font-weight="normal" fo:background-color="#ffffff" loext:char-shading-value="0" style:font-weight-asian="normal" style:font-weight-complex="normal"/>
    </style:style>
    <style:style style:name="T51" style:family="text">
      <style:text-properties fo:font-weight="bold" officeooo:rsid="001da1a9" style:font-size-asian="32pt" style:font-weight-asian="bold" style:font-size-complex="32pt" style:font-weight-complex="bold"/>
    </style:style>
    <style:style style:name="T52" style:family="text">
      <style:text-properties fo:font-weight="bold" officeooo:rsid="00204aaf" style:font-size-asian="32pt" style:font-weight-asian="bold" style:font-size-complex="32pt" style:font-weight-complex="bold"/>
    </style:style>
    <style:style style:name="T53" style:family="text">
      <style:text-properties fo:font-weight="bold" officeooo:rsid="00270449" style:font-size-asian="32pt" style:font-weight-asian="bold" style:font-size-complex="32pt" style:font-weight-complex="bold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0246566"/>
    </style:style>
    <style:style style:name="T56" style:family="text">
      <style:text-properties fo:language="ru" fo:country="RU" officeooo:rsid="00270449"/>
    </style:style>
    <style:style style:name="T57" style:family="text">
      <style:text-properties fo:font-variant="normal" fo:text-transform="none" style:font-name="Times New Roman1" fo:font-size="14pt" fo:language="uk" fo:country="UA"/>
    </style:style>
    <style:style style:name="T58" style:family="text">
      <style:text-properties fo:font-variant="normal" fo:text-transform="none" style:font-name="Times New Roman1" fo:language="uk" fo:country="UA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4pt"/>
    </style:style>
    <style:style style:name="T61" style:family="text">
      <style:text-properties style:font-name="Times New Roman1" fo:font-size="14pt" fo:language="uk" fo:country="UA"/>
    </style:style>
    <style:style style:name="T62" style:family="text">
      <style:text-properties style:font-name="Times New Roman1" fo:font-size="14pt" fo:language="en" fo:country="US"/>
    </style:style>
    <style:style style:name="T63" style:family="text">
      <style:text-properties style:font-name="Times New Roman1" fo:language="uk" fo:country="UA"/>
    </style:style>
    <style:style style:name="T64" style:family="text">
      <style:text-properties style:font-name="Times New Roman1" fo:language="uk" fo:country="UA" fo:font-weight="bold" style:font-weight-asian="bold" style:font-weight-complex="bold"/>
    </style:style>
    <style:style style:name="T65" style:family="text">
      <style:text-properties style:font-name="Times New Roman1" fo:language="en" fo:country="US"/>
    </style:style>
    <style:style style:name="T66" style:family="text">
      <style:text-properties style:font-name="Times New Roman1" fo:language="ru" fo:country="RU" fo:font-weight="bold" officeooo:rsid="00270449" style:font-weight-asian="bold" style:font-weight-complex="bold"/>
    </style:style>
    <style:style style:name="T67" style:family="text">
      <style:text-properties fo:font-size="13.5pt" fo:language="uk" fo:country="UA"/>
    </style:style>
    <style:style style:name="T68" style:family="text">
      <style:text-properties fo:font-size="13.5pt" fo:language="ru" fo:country="RU" officeooo:rsid="00246566"/>
    </style:style>
    <style:style style:name="T69" style:family="text">
      <style:text-properties style:text-line-through-style="none" style:text-line-through-type="none" fo:font-size="13.5pt" fo:language="uk" fo:country="UA" style:text-underline-style="none" style:text-blinking="false"/>
    </style:style>
    <style:style style:name="T70" style:family="text">
      <style:text-properties style:text-line-through-style="none" style:text-line-through-type="none" fo:language="uk" fo:country="UA" style:text-underline-style="none" style:text-blinking="false"/>
    </style:style>
    <style:style style:name="T71" style:family="text">
      <style:text-properties style:text-line-through-style="none" style:text-line-through-type="none" fo:font-size="14pt" fo:language="uk" fo:country="UA" style:text-underline-style="none" style:text-blinking="false" style:font-size-asian="14pt" style:font-size-complex="14pt"/>
    </style:style>
    <style:style style:name="T72" style:family="text">
      <style:text-properties fo:font-size="32pt" fo:language="ru" fo:country="RU" fo:font-weight="bold" officeooo:rsid="001da1a9" style:font-size-asian="32pt" style:font-weight-asian="bold" style:font-size-complex="32pt" style:font-weight-complex="bold"/>
    </style:style>
    <style:style style:name="T73" style:family="text">
      <style:text-properties fo:font-size="32pt" fo:language="ru" fo:country="RU" fo:font-weight="bold" officeooo:rsid="00270449" style:font-size-asian="32pt" style:font-weight-asian="bold" style:font-size-complex="32pt" style:font-weight-complex="bold"/>
    </style:style>
    <style:style style:name="T74" style:family="text">
      <style:text-properties style:font-name="Wingdings" fo:font-size="14pt" fo:language="uk" fo:country="UA"/>
    </style:style>
    <style:style style:name="T75" style:family="text">
      <style:text-properties style:font-name="Wingdings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2">7.</text:span><text:span text:style-name="T73">6 </text:span><text:span text:style-name="T12">Захист ПЗ як об’єкту авторського права:</text:span></text:p>
      <text:p text:style-name="P13"><text:span text:style-name="T66">1) </text:span><text:span text:style-name="T64">Правовий </text:span><text:span text:style-name="T63">– законодавство України і світу;</text:span></text:p>
      <text:p text:style-name="P13"><text:span text:style-name="T66">2) </text:span><text:span text:style-name="T64">Організаційний</text:span><text:span text:style-name="T63"> – використання умов, за яких ліцензійне ПЗ вигідніше;</text:span></text:p>
      <text:p text:style-name="P13"><text:span text:style-name="T66">3) </text:span><text:span text:style-name="T64">Технічний</text:span><text:span text:style-name="T63"> – програмно-апаратні засоби, що забезпечують захист.</text:span></text:p>
      <text:p text:style-name="P12">Технічний захист:</text:p>
      <text:p text:style-name="P13"><text:span text:style-name="T63">1.</text:span><text:span text:style-name="T58"> </text:span><text:span text:style-name="T63">Захист від копіювання (на дискеті фізичний дефект в певному секторі, у певному секторі записується проміжне значення).</text:span></text:p>
      <text:p text:style-name="P13"><text:span text:style-name="T63">2.</text:span><text:span text:style-name="T58"> </text:span><text:span text:style-name="T63">Електронні ключі (з флеш-пам’яттю, на процесорах).</text:span></text:p>
      <text:p text:style-name="P13"><text:span text:style-name="T63">3.Прив’язка до заліза (при установці формується серійний ключ на базі наявного апаратного забезпечення).</text:span></text:p>
      <text:p text:style-name="P13"><text:span text:style-name="T63">4.</text:span><text:span text:style-name="T58"> </text:span><text:span text:style-name="T63">Запит коду.</text:span></text:p>
      <text:p text:style-name="P13"><text:span text:style-name="T63">5.</text:span><text:span text:style-name="T58"> </text:span><text:span text:style-name="T63">Псевдокод і поліморфізм (система захисту містить віртуальний процесор зі своїм набором команд, а код ПЗ переводиться в цей набір команд).</text:span></text:p>
      <text:p text:style-name="P13"><text:span text:style-name="T63">6.</text:span><text:span text:style-name="T58"> </text:span><text:span text:style-name="T65">SaaS</text:span> <text:span text:style-name="T59">(</text:span><text:span text:style-name="T63">користувач не має доступу до програми</text:span><text:span text:style-name="T59">).</text:span></text:p>
      <text:p text:style-name="P6">Захист від дослідження:</text:p>
      <text:p text:style-name="P14"><text:span text:style-name="T6">Шифрування коду для захисту від дизасемблювання.</text:span></text:p>
      <text:p text:style-name="P14"><text:span text:style-name="T6">Від відладників не існує якісного захисту</text:span></text:p>
      <text:p text:style-name="P11">По способу установки механизмов защиты от НСД различают:</text:p>
      <text:p text:style-name="P10">1) Защитный конверт( покупаються средства защиты, они компил вместе с защит прогр и при старте проги первой срабатывает оболочка с защит ф-ми, а потом передает управл осн прогр)</text:p>
      <text:p text:style-name="P10">2) Встраивание API защиты в код программы</text:p>
      <text:p text:style-name="P10">По функц признаку:</text:p>
      <text:p text:style-name="P10">1) Алгоритмы запутивания</text:p>
      <text:p text:style-name="P10">2) Алг<text:span text:style-name="T56">оритмы</text:span> <text:span text:style-name="T54">м</text:span><text:span text:style-name="T56">у</text:span><text:span text:style-name="T54">тации</text:span></text:p>
      <text:p text:style-name="P10">3) Компрессия</text:p>
      <text:p text:style-name="P10">4) Шифрование данных</text:p>
      <text:p text:style-name="P10">5) Методы затруднения дизасемблирования</text:p>
      <text:p text:style-name="P10">6) Методы защиты от отладки</text:p>
      <text:p text:style-name="P1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Times New Roman1" svg:font-family="'Times New Roman', serif"/>
    <style:font-face style:name="Verdana" svg:font-family="Verdan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40:25.346000000</meta:creation-date>
    <dc:date>2015-07-10T18:32:26.009000000</dc:date>
    <meta:editing-duration>PT35M34S</meta:editing-duration>
    <meta:editing-cycles>4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24" meta:word-count="181" meta:character-count="1267" meta:non-whitespace-character-count="1107"/>
  </office:meta>
</office:document-meta>
</file>